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4204318BFE116590FAC.tif" manifest:media-type="image/tiff"/>
  <manifest:file-entry manifest:full-path="Pictures/100000000000033000000420B37B5DA22425259F.tif" manifest:media-type="image/tiff"/>
  <manifest:file-entry manifest:full-path="Pictures/100000000000033000000420186977BF2B71CE17.tif" manifest:media-type="image/tif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61c0" officeooo:paragraph-rsid="000061c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61c0" officeooo:paragraph-rsid="000061c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61c0" officeooo:paragraph-rsid="000061c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061c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1b02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1b029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paragraph-rsid="0001b02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officeooo:rsid="000061c0" officeooo:paragraph-rsid="000061c0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1b029"/>
    </style:style>
    <style:style style:name="P10" style:family="paragraph" style:parent-style-name="Standard">
      <style:paragraph-properties fo:text-align="justify" style:justify-single-word="false"/>
      <style:text-properties officeooo:paragraph-rsid="0013985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750a9"/>
    </style:style>
    <style:style style:name="P13" style:family="paragraph" style:parent-style-name="Table_20_Contents">
      <style:paragraph-properties fo:text-align="start" style:justify-single-word="false"/>
      <style:text-properties officeooo:paragraph-rsid="00192453"/>
    </style:style>
    <style:style style:name="P14" style:family="paragraph" style:parent-style-name="Table_20_Contents">
      <style:paragraph-properties fo:text-align="start" style:justify-single-word="false"/>
      <style:text-properties officeooo:rsid="00147f93" officeooo:paragraph-rsid="00147f93"/>
    </style:style>
    <style:style style:name="P15" style:family="paragraph" style:parent-style-name="Table_20_Contents">
      <style:paragraph-properties fo:text-align="start" style:justify-single-word="false"/>
      <style:text-properties officeooo:rsid="00147f93" officeooo:paragraph-rsid="00161858"/>
    </style:style>
    <style:style style:name="P16" style:family="paragraph" style:parent-style-name="Table_20_Contents">
      <style:paragraph-properties fo:text-align="start" style:justify-single-word="false"/>
      <style:text-properties officeooo:rsid="00147f93" officeooo:paragraph-rsid="001750a9"/>
    </style:style>
    <style:style style:name="P17" style:family="paragraph" style:parent-style-name="Table_20_Contents">
      <style:paragraph-properties fo:text-align="start" style:justify-single-word="false"/>
      <style:text-properties officeooo:rsid="00161858" officeooo:paragraph-rsid="00161858"/>
    </style:style>
    <style:style style:name="P18" style:family="paragraph" style:parent-style-name="Table_20_Contents">
      <style:paragraph-properties fo:text-align="start" style:justify-single-word="false"/>
      <style:text-properties officeooo:rsid="001750a9" officeooo:paragraph-rsid="001750a9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192453"/>
    </style:style>
    <style:style style:name="P21" style:family="paragraph" style:parent-style-name="Table_20_Contents">
      <style:paragraph-properties fo:text-align="end" style:justify-single-word="false"/>
      <style:text-properties officeooo:rsid="00192453" officeooo:paragraph-rsid="00192453"/>
    </style:style>
    <style:style style:name="T1" style:family="text">
      <style:text-properties fo:font-weight="normal" officeooo:rsid="000061c0" style:font-weight-asian="normal" style:font-weight-complex="normal"/>
    </style:style>
    <style:style style:name="T2" style:family="text">
      <style:text-properties fo:font-weight="normal" officeooo:rsid="0000bf53" style:font-weight-asian="normal" style:font-weight-complex="normal"/>
    </style:style>
    <style:style style:name="T3" style:family="text">
      <style:text-properties fo:font-weight="normal" officeooo:rsid="0001b029" style:font-weight-asian="normal" style:font-weight-complex="normal"/>
    </style:style>
    <style:style style:name="T4" style:family="text">
      <style:text-properties fo:font-weight="normal" officeooo:rsid="00096d54" style:font-weight-asian="normal" style:font-weight-complex="normal"/>
    </style:style>
    <style:style style:name="T5" style:family="text">
      <style:text-properties fo:font-weight="normal" officeooo:rsid="000d7650" style:font-weight-asian="normal" style:font-weight-complex="normal"/>
    </style:style>
    <style:style style:name="T6" style:family="text">
      <style:text-properties fo:font-weight="normal" officeooo:rsid="0010a0b0" style:font-weight-asian="normal" style:font-weight-complex="normal"/>
    </style:style>
    <style:style style:name="T7" style:family="text">
      <style:text-properties fo:font-weight="normal" officeooo:rsid="0011773b" style:font-weight-asian="normal" style:font-weight-complex="normal"/>
    </style:style>
    <style:style style:name="T8" style:family="text">
      <style:text-properties fo:font-weight="normal" officeooo:rsid="0012d16c" style:font-weight-asian="normal" style:font-weight-complex="normal"/>
    </style:style>
    <style:style style:name="T9" style:family="text">
      <style:text-properties fo:font-weight="normal" officeooo:rsid="00134eec" style:font-weight-asian="normal" style:font-weight-complex="normal"/>
    </style:style>
    <style:style style:name="T10" style:family="text">
      <style:text-properties fo:font-weight="normal" officeooo:rsid="00139856" style:font-weight-asian="normal" style:font-weight-complex="normal"/>
    </style:style>
    <style:style style:name="T11" style:family="text">
      <style:text-properties style:text-position="super 58%" fo:font-weight="normal" officeooo:rsid="000061c0" style:font-weight-asian="normal" style:font-weight-complex="normal"/>
    </style:style>
    <style:style style:name="T12" style:family="text">
      <style:text-properties officeooo:rsid="0001b029"/>
    </style:style>
    <style:style style:name="T13" style:family="text">
      <style:text-properties officeooo:rsid="00147f93"/>
    </style:style>
    <style:style style:name="T14" style:family="text">
      <style:text-properties officeooo:rsid="00161858"/>
    </style:style>
    <style:style style:name="T15" style:family="text">
      <style:text-properties officeooo:rsid="001750a9"/>
    </style:style>
    <style:style style:name="T16" style:family="text">
      <style:text-properties officeooo:rsid="0019245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2.2602in, 1.2575in, 2.4047in, 1.6543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452in, 1.1319in, 1.0547in, 1.0807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.7354in, 2.1425in, 2.8244in, 1.383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itle: ADDSUB</text:p>
      <text:p text:style-name="P2">By: V.N.Anirudh Oruganti</text:p>
      <text:p text:style-name="P4">CSCE 212: Intro to Computer Architecture</text:p>
      <text:p text:style-name="P2">Assignment: Project #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ble of Conten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1.0 Project Description</text:p>
      <text:p text:style-name="P3"/>
      <text:p text:style-name="P9"><text:span text:style-name="T1"><text:tab/>The Project AddSub </text:span><text:span text:style-name="T2">is a</text:span><text:span text:style-name="T1"> MIPS assembly code </text:span><text:span text:style-name="T2">and </text:span><text:span text:style-name="T1">uses only addition and subtraction to calculate </text:span><text:span text:style-name="T2">the </text:span><text:span text:style-name="T1"><text:s/>function</text:span><text:span text:style-name="T2">s</text:span><text:span text:style-name="T1"> f=(a</text:span><text:span text:style-name="T11">x</text:span><text:span text:style-name="T1">+b</text:span><text:span text:style-name="T11">y</text:span><text:span text:style-name="T1">), g=(c</text:span><text:span text:style-name="T11">z</text:span><text:span text:style-name="T1">+d</text:span><text:span text:style-name="T11">w</text:span><text:span text:style-name="T1">) and h=f/g. </text:span><text:span text:style-name="T2">The </text:span><text:span text:style-name="T1">MIPS assembly </text:span><text:span text:style-name="T2">program c</text:span><text:span text:style-name="T1">ode </text:span><text:span text:style-name="T2">prompts the user </text:span><text:span text:style-name="T3">for to input </text:span><text:span text:style-name="T1">four positive integers a, b, c, and d as input parameters </text:span><text:span text:style-name="T2">to which is later used to calculate the functions f,g and h</text:span><text:span text:style-name="T1">. </text:span><text:span text:style-name="T3">The parameters for <text:s/>x,y,z and w are the first, second, third, and fourth leftmost non-zero digits on the UofSC Student ID. My parameters for x,y,z and w are 8,4,3,5 respectively. After user inputs the parameters, program outputs the values of f and g in base 2 and 10 as well with the quotient and remainder of function h.</text:span></text:p>
      <text:p text:style-name="P9"><text:span text:style-name="T3"/></text:p>
      <text:p text:style-name="P9"><text:span text:style-name="T3"/></text:p>
      <text:p text:style-name="P5"><text:span text:style-name="T12">2.0 Program Design</text:span></text:p>
      <text:p text:style-name="P7"><text:tab/></text:p>
      <text:p text:style-name="P7"/>
      <text:p text:style-name="P10"><text:span text:style-name="T4">As you could see in the flowchart(figure 1), it shows the program process from start to end. Firstly, it displays/outputs the title and instructions strings. Under the “.data” section, I had to name a massage and use “.asciiz” to print any kind of string message. To print the message in the console, we have to load registers $v0 with 4, $a0 with the name of the string, and use syscall to switch from user to kernel space. Secondly, to take inputs from the user for a,b,c,d as shown in the flowchart; similarly like </text:span><draw:frame draw:style-name="fr1" draw:name="Frame1" text:anchor-type="char" svg:x="-0.7146in" svg:y="0.0354in" svg:width="2.511in" draw:z-index="0"><draw:text-box fo:min-height="3.8228in"><text:p text:style-name="Figure"><draw:frame draw:style-name="fr5" draw:name="Image1" text:anchor-type="paragraph" svg:x="-0.1984in" svg:y="-0.1563in" svg:width="2.098in" style:rel-width="102%" svg:height="3.1354in" style:rel-height="scale" draw:z-index="1"><draw:image xlink:href="Pictures/100000000000033000000420186977BF2B71CE17.tif" xlink:type="simple" xlink:show="embed" xlink:actuate="onLoad" loext:mime-type="image/tiff"/></draw:frame>Figure <text:sequence text:ref-name="refFigure0" text:name="Figure" text:formula="ooow:Figure+1" style:num-format="1">1</text:sequence></text:p></draw:text-box></draw:frame><text:span text:style-name="T4">to displaying a message we have to load registers $v0 with 5 and $a0 with a register (ex. $s0) to save user’s input, also use a syscall, and this process was repeated 3 more times to take values for b,c,d. Thirdly, four nested loops were used as you can see in the flowchart(figure 1) since we have to calculate four values for function f and g with exponents. Figure 2 flowchart shows the process I used to calculate the value for the number raised to powers. Firstly, I set $t0 to 1 since that’s going to be the counter for outer-loop and $t1 to x,y,z or w since that’s going be the power we are rising to(ex. a^t- $t1=t) </text:span><text:span text:style-name="T7">and when $t0 and $t1 equals the loops is completed</text:span><text:span text:style-name="T4">. Inside the outer-loop,$t2 which will be the counter for the inner loop </text:span><text:span text:style-name="T7">that </text:span><text:span text:style-name="T4">resets at the </text:span><text:span text:style-name="T6">beginning of each loop </text:span><text:span text:style-name="T7">and $t4 which will be set to $t5</text:span><text:span text:style-name="T4">.</text:span><text:span text:style-name="T5"> </text:span><text:span text:style-name="T6">Inner loop contains </text:span><text:span text:style-name="T7">an </text:span><text:span text:style-name="T8">two</text:span><text:span text:style-name="T7"> </text:span><text:span text:style-name="T6">a</text:span><text:span text:style-name="T7">ddition that adds </text:span><text:span text:style-name="T8">one to the counter and the number in </text:span><text:span text:style-name="T7">$t4 once every loop to $t5 until the condition is completed </text:span><text:span text:style-name="T8">which mean that we multiplied a number times another number(ex. 7*7 or 8*5).</text:span><text:span text:style-name="T7"> </text:span><text:span text:style-name="T8">Once the inner loop completes, the value in $t4 will be set to the value in $t5 and one is added to the counter. When this process is fully completed , the value in $t5 will be the calculated value for a^x or such and <text:s/>$t5 is added to a register of function’s f or g. </text:span><text:span text:style-name="T9">The next process in the flowchart is to calculate the reminder and quotient for h when the function h=f/g. To do this I used a loop shown in figure 3 flowchart which has a count that will be the quotient and remainder will be the value in $t0. The way the division is done </text:span><text:span text:style-name="T10">in my loop is </text:span><text:span text:style-name="T9">when </text:span><text:span text:style-name="T10">the number of times g is </text:span><text:span text:style-name="T9">subtract</text:span><text:span text:style-name="T10">ed</text:span><text:span text:style-name="T9"> from f </text:span><text:span text:style-name="T10">will be the </text:span><text:span text:style-name="T9">quotient </text:span><text:span text:style-name="T10">and when g is greater than f, which mean that leftover f is the reminder. Then proper values in the temporary register to a location in s registers. All the values are outputted in the same manner we did at first but 1 had to be loaded in $v0 to show an a integers or 35 for base-2 value. </text:span></text:p>
      <text:p text:style-name="P7"/>
      <text:p text:style-name="P7"/>
      <text:p text:style-name="P7"/>
      <text:p text:style-name="P7"/>
      <text:p text:style-name="P7"/>
      <text:p text:style-name="P6"><draw:frame draw:style-name="fr2" draw:name="Frame2" text:anchor-type="paragraph" svg:x="-0.0272in" svg:y="0.1138in" svg:width="3.3102in" style:rel-width="48%" svg:height="5.3252in" style:rel-height="scale-min" draw:z-index="2"><draw:text-box><text:p text:style-name="Figure"><draw:frame draw:style-name="fr4" draw:name="Image2" text:anchor-type="paragraph" svg:x="-0.198in" svg:y="-0.5835in" svg:width="3.3102in" style:rel-width="100%" svg:height="5.3252in" style:rel-height="scale" draw:z-index="3"><draw:image xlink:href="Pictures/100000000000033000000420B37B5DA22425259F.tif" xlink:type="simple" xlink:show="embed" xlink:actuate="onLoad" loext:mime-type="image/tiff"/></draw:frame>Figure <text:sequence text:ref-name="refFigure1" text:name="Figure" text:formula="ooow:Figure+1" style:num-format="1">3</text:sequence></text:p></draw:text-box></draw:frame><draw:frame draw:style-name="fr1" draw:name="Frame3" text:anchor-type="char" svg:x="3.4429in" svg:y="-0.1472in" svg:width="4.2689in" draw:z-index="4"><draw:text-box fo:min-height="4.839in"><text:p text:style-name="Figure"><draw:frame draw:style-name="fr3" draw:name="Image3" text:anchor-type="paragraph" svg:width="4.2689in" style:rel-width="100%" svg:height="4.839in" style:rel-height="scale" draw:z-index="5"><draw:image xlink:href="Pictures/1000000000000330000004204318BFE116590FAC.tif" xlink:type="simple" xlink:show="embed" xlink:actuate="onLoad" loext:mime-type="image/tiff"/></draw:frame>Figure <text:sequence text:ref-name="refFigure2" text:name="Figure" text:formula="ooow:Figure+1" style:num-format="1">2</text:sequence></text:p></draw:text-box></draw:frame><text:soft-page-break/></text:p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5">3.0 Symbol Tabl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<text:span text:style-name="T13">R</text:span>egister <text:span text:style-name="T13">$</text:span></text:p>
          </table:table-cell>
          <table:table-cell table:style-name="Table1.A1" office:value-type="string">
            <text:p text:style-name="P14">Description</text:p>
          </table:table-cell>
        </table:table-row>
        <table:table-row>
          <table:table-cell table:style-name="Table1.A1" office:value-type="string">
            <text:p text:style-name="P14">t0</text:p>
          </table:table-cell>
          <table:table-cell table:style-name="Table1.A1" office:value-type="string">
            <text:p text:style-name="P14"><text:span text:style-name="T14">Used as a for </text:span>Counter for loops <text:span text:style-name="T14">and temporary value for f in the last loop</text:span></text:p>
          </table:table-cell>
        </table:table-row>
        <table:table-row>
          <table:table-cell table:style-name="Table1.A1" office:value-type="string">
            <text:p text:style-name="P14">t1</text:p>
          </table:table-cell>
          <table:table-cell table:style-name="Table1.A1" office:value-type="string">
            <text:p text:style-name="P14">Number of loops parameter</text:p>
          </table:table-cell>
        </table:table-row>
        <table:table-row>
          <table:table-cell table:style-name="Table1.A1" office:value-type="string">
            <text:p text:style-name="P14">t2</text:p>
          </table:table-cell>
          <table:table-cell table:style-name="Table1.A1" office:value-type="string">
            <text:p text:style-name="P14"><text:span text:style-name="T14">Used as a </text:span>Counter for loops</text:p>
          </table:table-cell>
        </table:table-row>
        <table:table-row>
          <table:table-cell table:style-name="Table1.A1" office:value-type="string">
            <text:p text:style-name="P14">t3</text:p>
          </table:table-cell>
          <table:table-cell table:style-name="Table1.A1" office:value-type="string">
            <text:p text:style-name="P15">Number of loops parameter</text:p>
          </table:table-cell>
        </table:table-row>
        <table:table-row>
          <table:table-cell table:style-name="Table1.A1" office:value-type="string">
            <text:p text:style-name="P14">t4</text:p>
          </table:table-cell>
          <table:table-cell table:style-name="Table1.A1" office:value-type="string">
            <text:p text:style-name="P17">Used to addition for $t5 aka help calculate a^x</text:p>
          </table:table-cell>
        </table:table-row>
        <table:table-row>
          <table:table-cell table:style-name="Table1.A1" office:value-type="string">
            <text:p text:style-name="P14">t5</text:p>
          </table:table-cell>
          <table:table-cell table:style-name="Table1.A1" office:value-type="string">
            <text:p text:style-name="P17">Used to calculate a^x</text:p>
          </table:table-cell>
        </table:table-row>
        <table:table-row>
          <table:table-cell table:style-name="Table1.A1" office:value-type="string">
            <text:p text:style-name="P14">s0</text:p>
          </table:table-cell>
          <table:table-cell table:style-name="Table1.A1" office:value-type="string">
            <text:p text:style-name="P17">User’s a value</text:p>
          </table:table-cell>
        </table:table-row>
        <table:table-row>
          <table:table-cell table:style-name="Table1.A1" office:value-type="string">
            <text:p text:style-name="P14">s1</text:p>
          </table:table-cell>
          <table:table-cell table:style-name="Table1.A1" office:value-type="string">
            <text:p text:style-name="P17">User’s b value</text:p>
          </table:table-cell>
        </table:table-row>
        <table:table-row>
          <table:table-cell table:style-name="Table1.A1" office:value-type="string">
            <text:p text:style-name="P14">s2</text:p>
          </table:table-cell>
          <table:table-cell table:style-name="Table1.A1" office:value-type="string">
            <text:p text:style-name="P17">User’s c value</text:p>
          </table:table-cell>
        </table:table-row>
        <table:table-row>
          <table:table-cell table:style-name="Table1.A1" office:value-type="string">
            <text:p text:style-name="P14">s3</text:p>
          </table:table-cell>
          <table:table-cell table:style-name="Table1.A1" office:value-type="string">
            <text:p text:style-name="P17">User’s d value</text:p>
          </table:table-cell>
        </table:table-row>
        <table:table-row>
          <table:table-cell table:style-name="Table1.A1" office:value-type="string">
            <text:p text:style-name="P14">s4</text:p>
          </table:table-cell>
          <table:table-cell table:style-name="Table1.A1" office:value-type="string">
            <text:p text:style-name="P17">Value for function f</text:p>
          </table:table-cell>
        </table:table-row>
        <table:table-row>
          <table:table-cell table:style-name="Table1.A1" office:value-type="string">
            <text:p text:style-name="P14">s5</text:p>
          </table:table-cell>
          <table:table-cell table:style-name="Table1.A1" office:value-type="string">
            <text:p text:style-name="P17">Value for function g</text:p>
          </table:table-cell>
        </table:table-row>
        <table:table-row>
          <table:table-cell table:style-name="Table1.A1" office:value-type="string">
            <text:p text:style-name="P14">s6</text:p>
          </table:table-cell>
          <table:table-cell table:style-name="Table1.A1" office:value-type="string">
            <text:p text:style-name="P17">Reminder for h</text:p>
          </table:table-cell>
        </table:table-row>
        <table:table-row>
          <table:table-cell table:style-name="Table1.A1" office:value-type="string">
            <text:p text:style-name="P14">s7</text:p>
          </table:table-cell>
          <table:table-cell table:style-name="Table1.A1" office:value-type="string">
            <text:p text:style-name="P17">Quotient for h</text:p>
          </table:table-cell>
        </table:table-row>
        <table:table-row>
          <table:table-cell table:style-name="Table1.A1" office:value-type="string">
            <text:p text:style-name="P14">v0</text:p>
          </table:table-cell>
          <table:table-cell table:style-name="Table1.A1" office:value-type="string">
            <text:p text:style-name="P18">Used for type of output and to take input </text:p>
          </table:table-cell>
        </table:table-row>
        <table:table-row>
          <table:table-cell table:style-name="Table1.A1" office:value-type="string">
            <text:p text:style-name="P14">a0</text:p>
          </table:table-cell>
          <table:table-cell table:style-name="Table1.A1" office:value-type="string">
            <text:p text:style-name="P18">Used to prompt with a message <text:s text:c="2"/></text:p>
          </table:table-cell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Label </text:p>
          </table:table-cell>
          <table:table-cell table:style-name="Table2.B1" office:value-type="string">
            <text:p text:style-name="P16">Description</text:p>
          </table:table-cell>
        </table:table-row>
        <table:table-row>
          <table:table-cell table:style-name="Table2.A2" office:value-type="string">
            <text:p text:style-name="P11">Title</text:p>
          </table:table-cell>
          <table:table-cell table:style-name="Table2.B2" office:value-type="string">
            <text:p text:style-name="P11">“MY ID: T84354488”</text:p>
          </table:table-cell>
        </table:table-row>
        <table:table-row>
          <table:table-cell table:style-name="Table2.A2" office:value-type="string">
            <text:p text:style-name="P11">HQ</text:p>
          </table:table-cell>
          <table:table-cell table:style-name="Table2.B2" office:value-type="string">
            <text:p text:style-name="P11">"\nh_quotient = <text:s/>"</text:p>
          </table:table-cell>
        </table:table-row>
        <table:table-row>
          <table:table-cell table:style-name="Table2.A2" office:value-type="string">
            <text:p text:style-name="P18">HR</text:p>
          </table:table-cell>
          <table:table-cell table:style-name="Table2.B2" office:value-type="string">
            <text:p text:style-name="P11">"\nh_remainder = "</text:p>
          </table:table-cell>
        </table:table-row>
        <table:table-row>
          <table:table-cell table:style-name="Table2.A2" office:value-type="string">
            <text:p text:style-name="P11">f10</text:p>
          </table:table-cell>
          <table:table-cell table:style-name="Table2.B2" office:value-type="string">
            <text:p text:style-name="P11">"\nf_ten = "</text:p>
          </table:table-cell>
        </table:table-row>
        <table:table-row>
          <table:table-cell table:style-name="Table2.A2" office:value-type="string">
            <text:p text:style-name="P11">f2</text:p>
          </table:table-cell>
          <table:table-cell table:style-name="Table2.B2" office:value-type="string">
            <text:p text:style-name="P11">"\nf_two = "</text:p>
          </table:table-cell>
        </table:table-row>
        <table:table-row>
          <table:table-cell table:style-name="Table2.A2" office:value-type="string">
            <text:p text:style-name="P11">g10</text:p>
          </table:table-cell>
          <table:table-cell table:style-name="Table2.B2" office:value-type="string">
            <text:p text:style-name="P11">"\ng_ten = "</text:p>
          </table:table-cell>
        </table:table-row>
        <table:table-row>
          <table:table-cell table:style-name="Table2.A2" office:value-type="string">
            <text:p text:style-name="P11">g2</text:p>
          </table:table-cell>
          <table:table-cell table:style-name="Table2.B2" office:value-type="string">
            <text:p text:style-name="P11">"\ng_two = "</text:p>
          </table:table-cell>
        </table:table-row>
        <table:table-row>
          <table:table-cell table:style-name="Table2.A2" office:value-type="string">
            <text:p text:style-name="P11">Instructions</text:p>
          </table:table-cell>
          <table:table-cell table:style-name="Table2.B2" office:value-type="string">
            <text:p text:style-name="P11">"\nEnter 4 positive integers for a,b,c,d respectively\n"</text:p>
          </table:table-cell>
        </table:table-row>
        <table:table-row>
          <table:table-cell table:style-name="Table2.A2" office:value-type="string">
            <text:p text:style-name="P11">Nestedloop<text:span text:style-name="T16">(</text:span><text:span text:style-name="T15">1-4</text:span><text:span text:style-name="T16">)</text:span></text:p>
          </table:table-cell>
          <table:table-cell table:style-name="Table2.B2" office:value-type="string">
            <text:p text:style-name="P12"><text:span text:style-name="T15">This is the </text:span><text:span text:style-name="T16">start name of </text:span><text:span text:style-name="T15">outer loop that </text:span><text:span text:style-name="T16">is a nested loop that calculates a^x and such</text:span></text:p>
          </table:table-cell>
        </table:table-row>
        <table:table-row>
          <table:table-cell table:style-name="Table2.A2" office:value-type="string">
            <text:p text:style-name="P11">EndofNestedloop<text:span text:style-name="T16">(</text:span>1-<text:span text:style-name="T15">4</text:span><text:span text:style-name="T16">)</text:span></text:p>
          </table:table-cell>
          <table:table-cell table:style-name="Table2.B2" office:value-type="string">
            <text:p text:style-name="P13"><text:span text:style-name="T15">This is the </text:span><text:span text:style-name="T16">end name of </text:span><text:span text:style-name="T15">outer loop that </text:span><text:span text:style-name="T16">is a nested loop that calculates a^x and such</text:span></text:p>
          </table:table-cell>
        </table:table-row>
        <table:table-row>
          <table:table-cell table:style-name="Table2.A2" office:value-type="string">
            <text:p text:style-name="P11">InnerNestedloop<text:span text:style-name="T16">(</text:span>1-<text:span text:style-name="T15">4</text:span><text:span text:style-name="T16">)</text:span></text:p>
          </table:table-cell>
          <table:table-cell table:style-name="Table2.B2" office:value-type="string">
            <text:p text:style-name="P12"><text:span text:style-name="T15">This is the </text:span><text:span text:style-name="T16">start name of inner</text:span><text:span text:style-name="T15"> loop that </text:span><text:span text:style-name="T16">is a nested loop that calculates a*a and such</text:span></text:p>
          </table:table-cell>
        </table:table-row>
        <table:table-row>
          <table:table-cell table:style-name="Table2.A2" office:value-type="string">
            <text:p text:style-name="P11">EndofInnerNestedloop<text:span text:style-name="T16">(</text:span>1-<text:span text:style-name="T15">4</text:span><text:span text:style-name="T16">)</text:span></text:p>
          </table:table-cell>
          <table:table-cell table:style-name="Table2.B2" office:value-type="string">
            <text:p text:style-name="P13"><text:span text:style-name="T15">This is the </text:span><text:span text:style-name="T16">end name of inner</text:span><text:span text:style-name="T15"> loop that </text:span><text:span text:style-name="T16">is a nested loop that calculates a*a and such</text:span></text:p>
          </table:table-cell>
        </table:table-row>
        <table:table-row>
          <table:table-cell table:style-name="Table2.A2" office:value-type="string">
            <text:p text:style-name="P19">startloop</text:p>
          </table:table-cell>
          <table:table-cell table:style-name="Table2.B2" office:value-type="string">
            <text:p text:style-name="P21">This is start name of a loop that calculates <text:s/>h</text:p>
          </table:table-cell>
        </table:table-row>
        <table:table-row>
          <table:table-cell table:style-name="Table2.A2" office:value-type="string">
            <text:p text:style-name="P21">endloop</text:p>
          </table:table-cell>
          <table:table-cell table:style-name="Table2.B2" office:value-type="string">
            <text:p text:style-name="P20"><text:span text:style-name="T16">This is end name of a loop that calculates <text:s/>h</text:span>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3:37:44.595050466</meta:creation-date>
    <dc:date>2020-09-21T22:24:04.723523630</dc:date>
    <meta:editing-duration>PT1H9M41S</meta:editing-duration>
    <meta:editing-cycles>3</meta:editing-cycles>
    <meta:generator>LibreOffice/6.4.5.2$Linux_X86_64 LibreOffice_project/40$Build-2</meta:generator>
    <meta:document-statistic meta:table-count="2" meta:image-count="3" meta:object-count="0" meta:page-count="6" meta:paragraph-count="80" meta:word-count="862" meta:character-count="4528" meta:non-whitespace-character-count="3726"/>
  </office:meta>
</office:document-meta>
</file>